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1" style:family="table-column">
      <style:table-column-properties fo:break-before="auto" style:column-width="1.8854in"/>
    </style:style>
    <style:style style:name="ACOL-2" style:family="table-column">
      <style:table-column-properties fo:break-before="auto" style:column-width="0.8126in"/>
    </style:style>
    <style:style style:name="ACOL-0" style:family="table-column">
      <style:table-column-properties fo:break-before="auto" style:column-width="0.6665in"/>
    </style:style>
    <style:style style:name="AROW-1" style:family="table-row">
      <style:table-row-properties style:row-height="0.378in" fo:break-before="auto" style:use-optimal-row-height="true"/>
    </style:style>
    <style:style style:name="AROW-2" style:family="table-row">
      <style:table-row-properties style:row-height="0.178in" fo:break-before="auto" style:use-optimal-row-height="true"/>
    </style:style>
    <style:style style:name="AROW-3" style:family="table-row">
      <style:table-row-properties style:row-height="0.3311in" fo:break-before="auto" style:use-optimal-row-height="true"/>
    </style:style>
    <style:style style:name="AROW-0" style:family="table-row">
      <style:table-row-properties style:row-height="0.178in" fo:break-before="auto" style:use-optimal-row-height="true"/>
    </style:style>
    <style:style style:name="ta-0x8973040" style:family="table" style:master-page-name="Sheet1">
      <style:table-properties table:display="true" style:writing-mode="lr-tb"/>
    </style:style>
    <style:style style:name="ta-0x8973198" style:family="table" style:master-page-name="Sheet2">
      <style:table-properties table:display="true" style:writing-mode="lr-tb"/>
    </style:style>
    <style:style style:name="ta-0x89732f0" style:family="table" style:master-page-name="Sheet3">
      <style:table-properties table:display="true" style:writing-mode="lr-tb"/>
    </style:style>
    <style:style style:name="ACE-0x894520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38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5c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6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98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a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b0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position="" style:font-name="Sans" fo:font-size="22pt" fo:font-style="normal" style:text-underline-style="none" fo:font-weight="bold"/>
    </style:style>
    <style:style style:name="ACE-0x8945f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bold"/>
    </style:style>
    <style:style style:name="ACE-0x89460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610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bold"/>
    </style:style>
    <style:style style:name="ACE-0x894628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bold"/>
    </style:style>
    <style:style style:name="ACE-0x89463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6a0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6ac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6b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6c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6f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bold"/>
    </style:style>
    <style:style style:name="ACE-0x89470c0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71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73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73c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bc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c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-0x8973040" table:print="true">
        <office:forms form:automatic-focus="false" form:apply-design-mode="false">
          <form:form/>
        </office:forms>
        <table:table-column table:default-cell-style-name="ACE-0x8947300" table:style-name="ACOL-1"/>
        <table:table-column table:style-name="ACOL-2"/>
        <table:table-column table:style-name="ACOL-0" table:number-columns-repeated="27"/>
        <table:table-column table:style-name="ACOL-0" table:number-columns-repeated="25"/>
        <table:table-column table:style-name="ACOL-0"/>
        <table:table-column table:style-name="ACOL-0" table:number-columns-repeated="201"/>
        <table:table-row table:style-name="AROW-1">
          <table:table-cell table:style-name="ACE-0x8945b00" office:value-type="string" office:string-value="Tomato">
            <text:p>Tomato</text:p>
          </table:table-cell>
          <table:table-cell table:style-name="ACE-0x8946100" office:value-type="string" office:string-value="WEEK -&gt;">
            <text:p>WEEK -&gt;</text:p>
          </table:table-cell>
          <table:table-cell table:style-name="ACE-0x8946100" office:value-type="float" office:value="-8">
            <text:p>−8</text:p>
          </table:table-cell>
          <table:table-cell table:style-name="ACE-0x8946100" office:value-type="float" office:value="1">
            <text:p>1</text:p>
          </table:table-cell>
          <table:table-cell table:style-name="ACE-0x8946100" office:value-type="float" office:value="2">
            <text:p>2</text:p>
          </table:table-cell>
          <table:table-cell table:style-name="ACE-0x8946100" office:value-type="float" office:value="3">
            <text:p>3</text:p>
          </table:table-cell>
          <table:table-cell table:style-name="ACE-0x8946100" office:value-type="float" office:value="4">
            <text:p>4</text:p>
          </table:table-cell>
          <table:table-cell table:style-name="ACE-0x8946100" office:value-type="float" office:value="5">
            <text:p>5</text:p>
          </table:table-cell>
          <table:table-cell table:style-name="ACE-0x8946100" office:value-type="float" office:value="6">
            <text:p>6</text:p>
          </table:table-cell>
          <table:table-cell table:style-name="ACE-0x8946100" office:value-type="float" office:value="7">
            <text:p>7</text:p>
          </table:table-cell>
          <table:table-cell table:style-name="ACE-0x8946100" office:value-type="float" office:value="8">
            <text:p>8</text:p>
          </table:table-cell>
          <table:table-cell table:style-name="ACE-0x8946100" office:value-type="float" office:value="9">
            <text:p>9</text:p>
          </table:table-cell>
          <table:table-cell table:style-name="ACE-0x8946100" office:value-type="float" office:value="10">
            <text:p>10</text:p>
          </table:table-cell>
          <table:table-cell table:style-name="ACE-0x8946100" office:value-type="float" office:value="11">
            <text:p>11</text:p>
          </table:table-cell>
          <table:table-cell table:style-name="ACE-0x8946100" office:value-type="float" office:value="12">
            <text:p>12</text:p>
          </table:table-cell>
          <table:table-cell table:style-name="ACE-0x8945a40" office:value-type="float" office:value="13">
            <text:p>13</text:p>
          </table:table-cell>
          <table:table-cell table:style-name="ACE-0x8945a40" table:formula="of:=[.P1]+1" office:value-type="float" office:value="14">
            <text:p>14</text:p>
          </table:table-cell>
          <table:table-cell table:style-name="ACE-0x8945a40" table:formula="of:=[.Q1]+1" office:value-type="float" office:value="15">
            <text:p>15</text:p>
          </table:table-cell>
          <table:table-cell table:style-name="ACE-0x8945a40" table:formula="of:=[.R1]+1" office:value-type="float" office:value="16">
            <text:p>16</text:p>
          </table:table-cell>
          <table:table-cell table:style-name="ACE-0x8945a40" table:formula="of:=[.S1]+1" office:value-type="float" office:value="17">
            <text:p>17</text:p>
          </table:table-cell>
          <table:table-cell table:style-name="ACE-0x8945a40" table:formula="of:=[.T1]+1" office:value-type="float" office:value="18">
            <text:p>18</text:p>
          </table:table-cell>
          <table:table-cell table:style-name="ACE-0x8945a40" table:formula="of:=[.U1]+1" office:value-type="float" office:value="19">
            <text:p>19</text:p>
          </table:table-cell>
          <table:table-cell table:style-name="ACE-0x8945a40" table:formula="of:=[.V1]+1" office:value-type="float" office:value="20">
            <text:p>20</text:p>
          </table:table-cell>
          <table:table-cell table:style-name="ACE-0x8945a40" table:formula="of:=[.W1]+1" office:value-type="float" office:value="21">
            <text:p>21</text:p>
          </table:table-cell>
          <table:table-cell table:style-name="ACE-0x8945a40" table:formula="of:=[.X1]+1" office:value-type="float" office:value="22">
            <text:p>22</text:p>
          </table:table-cell>
          <table:table-cell table:style-name="ACE-0x8945a40" table:formula="of:=[.Y1]+1" office:value-type="float" office:value="23">
            <text:p>23</text:p>
          </table:table-cell>
          <table:table-cell table:style-name="ACE-0x8945a40" table:formula="of:=[.Z1]+1" office:value-type="float" office:value="24">
            <text:p>24</text:p>
          </table:table-cell>
          <table:table-cell table:style-name="ACE-0x8945a40" table:formula="of:=[.AA1]+1" office:value-type="float" office:value="25">
            <text:p>25</text:p>
          </table:table-cell>
          <table:table-cell table:style-name="ACE-0x8946ac0" table:formula="of:=[.AB1]+1" office:value-type="float" office:value="26">
            <text:p>26</text:p>
          </table:table-cell>
          <table:table-cell table:number-columns-repeated="227" table:style-name="ACE-0x8946b80"/>
        </table:table-row>
        <table:table-row table:style-name="AROW-2">
          <table:table-cell table:style-name="ACE-0x8946f40" office:value-type="string" office:string-value="ACTIVITY">
            <text:p>ACTIVITY</text:p>
          </table:table-cell>
          <table:table-cell table:style-name="ACE-0x8946100"/>
          <table:table-cell table:style-name="ACE-0x8945f80"/>
          <table:table-cell table:number-columns-repeated="12" table:style-name="ACE-0x8946100"/>
          <table:table-cell table:number-columns-repeated="13" table:style-name="ACE-0x8945200"/>
          <table:table-cell table:style-name="ACE-0x8945680"/>
          <table:table-cell table:number-columns-repeated="227" table:style-name="Gnumeric-default"/>
        </table:table-row>
        <table:table-row table:style-name="AROW-2">
          <table:table-cell table:style-name="ACE-0x89470c0" office:value-type="string" office:string-value="Buy Seed">
            <text:p>Buy Seed</text:p>
          </table:table-cell>
          <table:table-cell table:style-name="ACE-0x8946100"/>
          <table:table-cell table:style-name="ACE-0x8946280"/>
          <table:table-cell table:number-columns-repeated="12" table:style-name="ACE-0x8946100"/>
          <table:table-cell table:number-columns-repeated="13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0c0" office:value-type="string" office:string-value="Order Seedling">
            <text:p>Order Seedling</text:p>
          </table:table-cell>
          <table:table-cell table:number-columns-repeated="14" table:style-name="ACE-0x8946100"/>
          <table:table-cell table:number-columns-repeated="13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Mow">
            <text:p>Mow</text:p>
          </table:table-cell>
          <table:table-cell table:number-columns-repeated="2" table:style-name="ACE-0x8945200"/>
          <table:table-cell table:style-name="ACE-0x89455c0"/>
          <table:table-cell table:number-columns-repeated="24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Till">
            <text:p>Till</text:p>
          </table:table-cell>
          <table:table-cell table:number-columns-repeated="3" table:style-name="ACE-0x8945200"/>
          <table:table-cell table:style-name="ACE-0x89455c0"/>
          <table:table-cell table:number-columns-repeated="23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Buy Fertilizer (Manure)">
            <text:p>Buy Fertilizer (Manure)</text:p>
          </table:table-cell>
          <table:table-cell table:number-columns-repeated="3" table:style-name="ACE-0x8945200"/>
          <table:table-cell table:style-name="ACE-0x89455c0"/>
          <table:table-cell table:number-columns-repeated="23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Fertilize (spread manure)">
            <text:p>Fertilize (spread manure)</text:p>
          </table:table-cell>
          <table:table-cell table:number-columns-repeated="4" table:style-name="ACE-0x8945200"/>
          <table:table-cell table:style-name="ACE-0x89455c0"/>
          <table:table-cell table:number-columns-repeated="22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Rotovate">
            <text:p>Rotovate</text:p>
          </table:table-cell>
          <table:table-cell table:number-columns-repeated="5" table:style-name="ACE-0x8945200"/>
          <table:table-cell table:style-name="ACE-0x89455c0"/>
          <table:table-cell table:number-columns-repeated="21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Build Beds">
            <text:p>Build Beds</text:p>
          </table:table-cell>
          <table:table-cell table:number-columns-repeated="6" table:style-name="ACE-0x8945200"/>
          <table:table-cell table:style-name="ACE-0x89455c0"/>
          <table:table-cell table:number-columns-repeated="20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Set-up irrigation">
            <text:p>Set-up irrigation</text:p>
          </table:table-cell>
          <table:table-cell table:number-columns-repeated="7" table:style-name="ACE-0x8945200"/>
          <table:table-cell table:style-name="ACE-0x89455c0"/>
          <table:table-cell table:number-columns-repeated="19" table:style-name="ACE-0x8945200"/>
          <table:table-cell table:style-name="ACE-0x8946040"/>
          <table:table-cell table:number-columns-repeated="227" table:style-name="Gnumeric-default"/>
        </table:table-row>
        <table:table-row table:style-name="AROW-3">
          <table:table-cell table:style-name="ACE-0x8947180" office:value-type="string" office:string-value="Set-up ground cover-weed inhibitor">
            <text:p>Set-up ground cover-weed inhibitor</text:p>
          </table:table-cell>
          <table:table-cell table:number-columns-repeated="7" table:style-name="ACE-0x8945200"/>
          <table:table-cell table:style-name="ACE-0x89455c0"/>
          <table:table-cell table:number-columns-repeated="19" table:style-name="ACE-0x8945200"/>
          <table:table-cell table:style-name="ACE-0x8946040"/>
          <table:table-cell table:number-columns-repeated="227" table:style-name="Gnumeric-default"/>
        </table:table-row>
        <table:table-row table:style-name="AROW-0">
          <table:table-cell table:style-name="ACE-0x8947180"/>
          <table:table-cell table:number-columns-repeated="27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Start Seedling">
            <text:p>Start Seedling</text:p>
          </table:table-cell>
          <table:table-cell table:number-columns-repeated="2" table:style-name="ACE-0x8945200"/>
          <table:table-cell table:number-columns-repeated="6" table:style-name="ACE-0x89455c0"/>
          <table:table-cell table:number-columns-repeated="19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Water Seedling">
            <text:p>Water Seedling</text:p>
          </table:table-cell>
          <table:table-cell table:number-columns-repeated="27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Treat Seedling">
            <text:p>Treat Seedling</text:p>
          </table:table-cell>
          <table:table-cell table:number-columns-repeated="7" table:style-name="ACE-0x8945200"/>
          <table:table-cell table:style-name="ACE-0x89455c0"/>
          <table:table-cell table:number-columns-repeated="19" table:style-name="ACE-0x8945200"/>
          <table:table-cell table:style-name="ACE-0x8946040"/>
          <table:table-cell table:number-columns-repeated="227" table:style-name="Gnumeric-default"/>
        </table:table-row>
        <table:table-row table:style-name="AROW-0">
          <table:table-cell table:style-name="ACE-0x8947180"/>
          <table:table-cell table:number-columns-repeated="27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Transplant">
            <text:p>Transplant</text:p>
          </table:table-cell>
          <table:table-cell table:number-columns-repeated="8" table:style-name="ACE-0x8945200"/>
          <table:table-cell table:style-name="ACE-0x89455c0"/>
          <table:table-cell table:number-columns-repeated="18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Trim and Tie">
            <text:p>Trim and Tie</text:p>
          </table:table-cell>
          <table:table-cell table:number-columns-repeated="11" table:style-name="ACE-0x8945200"/>
          <table:table-cell table:style-name="ACE-0x8946c40"/>
          <table:table-cell table:number-columns-repeated="11" table:style-name="ACE-0x89455c0"/>
          <table:table-cell table:number-columns-repeated="4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Set-up Trellis/Cane">
            <text:p>Set-up Trellis/Cane</text:p>
          </table:table-cell>
          <table:table-cell table:number-columns-repeated="12" table:style-name="ACE-0x8945200"/>
          <table:table-cell table:style-name="ACE-0x89455c0"/>
          <table:table-cell table:number-columns-repeated="14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Weed">
            <text:p>Weed</text:p>
          </table:table-cell>
          <table:table-cell table:number-columns-repeated="16" table:style-name="ACE-0x8945200"/>
          <table:table-cell table:style-name="ACE-0x89455c0"/>
          <table:table-cell table:number-columns-repeated="10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Spray Preventitive">
            <text:p>Spray Preventitive</text:p>
          </table:table-cell>
          <table:table-cell table:number-columns-repeated="7" table:style-name="ACE-0x8945200"/>
          <table:table-cell table:number-columns-repeated="20" table:style-name="ACE-0x89455c0"/>
          <table:table-cell table:style-name="ACE-0x8946a0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Water (rain dependent)">
            <text:p>Water (rain dependent)</text:p>
          </table:table-cell>
          <table:table-cell table:number-columns-repeated="7" table:style-name="ACE-0x8945200"/>
          <table:table-cell table:number-columns-repeated="20" table:style-name="ACE-0x89455c0"/>
          <table:table-cell table:style-name="ACE-0x8946a00"/>
          <table:table-cell table:style-name="ACE-0x8946340"/>
          <table:table-cell table:number-columns-repeated="226" table:style-name="Gnumeric-default"/>
        </table:table-row>
        <table:table-row table:style-name="AROW-0">
          <table:table-cell table:style-name="ACE-0x8947180"/>
          <table:table-cell table:number-columns-repeated="27" table:style-name="ACE-0x894520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7180" office:value-type="string" office:string-value="Harvest">
            <text:p>Harvest</text:p>
          </table:table-cell>
          <table:table-cell table:number-columns-repeated="16" table:style-name="ACE-0x8945200"/>
          <table:table-cell table:number-columns-repeated="11" table:style-name="ACE-0x89455c0"/>
          <table:table-cell table:style-name="ACE-0x8946040"/>
          <table:table-cell table:number-columns-repeated="227" table:style-name="Gnumeric-default"/>
        </table:table-row>
        <table:table-row table:style-name="AROW-2">
          <table:table-cell table:style-name="ACE-0x8945380" office:value-type="string" office:string-value="Teardown">
            <text:p>Teardown</text:p>
          </table:table-cell>
          <table:table-cell table:number-columns-repeated="27" table:style-name="ACE-0x89473c0"/>
          <table:table-cell table:style-name="ACE-0x8945980"/>
          <table:table-cell table:number-columns-repeated="227" table:style-name="Gnumeric-default"/>
        </table:table-row>
        <table:table-row table:style-name="AROW-0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5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63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159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65279">
          <table:table-cell table:style-name="ACE-0x8947300"/>
          <table:table-cell table:number-columns-repeated="7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8973198" table:print="true">
        <office:forms form:automatic-focus="false" form:apply-design-mode="false">
          <form:form/>
        </office:forms>
        <table:table-column table:default-cell-style-name="ACE-0x8945bc0" table:style-name="ACOL-0"/>
        <table:table-column table:default-cell-style-name="ACE-0x8945bc0" table:style-name="ACOL-0" table:number-columns-repeated="255"/>
        <table:table-row table:style-name="AROW-0">
          <table:table-cell table:number-columns-repeated="256" table:style-name="ACE-0x8945bc0"/>
        </table:table-row>
        <table:table-row table:style-name="AROW-0">
          <table:table-cell table:number-columns-repeated="256" table:style-name="ACE-0x8945bc0"/>
        </table:table-row>
        <table:table-row table:style-name="AROW-0" table:number-rows-repeated="65534">
          <table:table-cell table:number-columns-repeated="256" table:style-name="ACE-0x8945bc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89732f0" table:print="true">
        <office:forms form:automatic-focus="false" form:apply-design-mode="false">
          <form:form/>
        </office:forms>
        <table:table-column table:default-cell-style-name="ACE-0x8945c80" table:style-name="ACOL-0"/>
        <table:table-column table:default-cell-style-name="ACE-0x8945c80" table:style-name="ACOL-0" table:number-columns-repeated="255"/>
        <table:table-row table:style-name="AROW-0">
          <table:table-cell table:number-columns-repeated="256" table:style-name="ACE-0x8945c80"/>
        </table:table-row>
        <table:table-row table:style-name="AROW-0">
          <table:table-cell table:number-columns-repeated="256" table:style-name="ACE-0x8945c80"/>
        </table:table-row>
        <table:table-row table:style-name="AROW-0" table:number-rows-repeated="65534">
          <table:table-cell table:number-columns-repeated="256" table:style-name="ACE-0x8945c8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7874in" fo:margin-left="0.7874in" fo:margin-right="0.7874in" style:print-page-order="ttb" style:writing-mode="lr-tb" gnm:style-print="" style:print="annotations charts drawings objects"/>
      <style:header-style>
        <style:header-footer-properties fo:min-height="0.2756in" fo:border="none" fo:padding="0in" style:shadow="none"/>
      </style:header-style>
      <style:footer-style>
        <style:header-footer-properties fo:min-height="0.2654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12/08/2011</text:date>, <text:time>00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  <style:master-page style:name="Sheet2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  <style:master-page style:name="Sheet3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7T19:28:05Z</dc:date>
    <meta:creation-date>2011-12-07T18:32:35Z</meta:creation-date>
    <meta:generator>LibreOffice/3.4$Linux LibreOffice_project/340m1$Build-402</meta:generator>
    <meta:document-statistic meta:table-count="3" meta:cell-count="51" meta:object-count="0"/>
  </office:meta>
</office:document-meta>
</file>